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hatch" draw:fill-hatch-name="Black_20_45_20_Degrees" draw:textarea-vertical-align="middle"/>
    </style:style>
    <style:style style:name="gr2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3" style:family="graphic" style:parent-style-name="standard">
      <style:graphic-properties draw:stroke="solid" svg:stroke-width="0.018cm" svg:stroke-color="#000000" draw:marker-start-width="0.227cm" draw:marker-end-width="0.227cm" draw:textarea-vertical-align="middle" fo:padding-top="0.134cm" fo:padding-bottom="0.134cm" fo:padding-left="0.259cm" fo:padding-right="0.259cm"/>
    </style:style>
    <style:style style:name="gr4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65cm" fo:min-width="1.8cm" fo:padding-top="0.134cm" fo:padding-bottom="0.134cm" fo:padding-left="0.259cm" fo:padding-right="0.259cm"/>
    </style:style>
    <style:style style:name="gr5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441cm" fo:min-width="0cm" fo:padding-top="0.134cm" fo:padding-bottom="0.134cm" fo:padding-left="0.259cm" fo:padding-right="0.259cm"/>
    </style:style>
    <style:style style:name="gr8" style:family="graphic" style:parent-style-name="objectwithoutfill">
      <style:graphic-properties svg:stroke-width="0.018cm" draw:marker-start-width="0.227cm" draw:marker-end="Small_20_Arrow" draw:marker-end-width="0.227cm" draw:fill="none" draw:textarea-vertical-align="middle" fo:padding-top="0.134cm" fo:padding-bottom="0.134cm" fo:padding-left="0.259cm" fo:padding-right="0.259cm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hatch" draw:fill-hatch-name="Black_20_45_20_Degrees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="none" draw:fill-color="#ffffff"/>
      <style:text-properties style:font-name="Bitstream Charter" fo:font-size="10pt" fo:font-style="italic" style:font-size-asian="10pt" style:font-style-asian="italic" style:font-size-complex="10pt" style:font-style-complex="italic"/>
    </style:style>
    <style:style style:name="T1" style:family="text">
      <style:text-properties style:font-name="Bitstream Charter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polygon draw:style-name="gr1" draw:text-style-name="P1" draw:layer="layout" svg:width="3.899cm" svg:height="2.819cm" svg:x="1.3cm" svg:y="1.2cm" svg:viewBox="0 0 3900 2820" draw:points="0,2820 3900,2820 3900,0 3400,0 3400,2316 0,2316">
          <text:p/>
        </draw:polygon>
        <draw:path draw:style-name="gr2" draw:text-style-name="P2" draw:layer="layout" svg:width="3.467cm" svg:height="2.298cm" draw:transform="rotate (0.0303687289847013) translate (1.23332957991969cm 1.30531075107797cm)" svg:viewBox="0 0 3468 2299" svg:d="M0 2196c3398 103 3398 103 3398 103l70-2299">
          <text:p/>
        </draw:path>
        <draw:circle draw:style-name="gr3" draw:text-style-name="P3" draw:layer="layout" svg:width="0.5cm" svg:height="0.5cm" draw:transform="rotate (-3.14159265358979) translate (3.5cm 3.5cm)" draw:kind="arc" draw:start-angle="0" draw:end-angle="180">
          <text:p/>
        </draw:circle>
        <draw:circle draw:style-name="gr3" draw:text-style-name="P3" draw:layer="layout" svg:width="0.5cm" svg:height="0.5cm" draw:transform="rotate (-3.14159265358979) translate (2.3cm 3.5cm)" draw:kind="arc" draw:start-angle="0" draw:end-angle="180">
          <text:p/>
        </draw:circle>
        <draw:custom-shape draw:style-name="gr4" draw:text-style-name="P4" draw:layer="layout" svg:width="2.3cm" svg:height="0.9cm" svg:x="1.5cm" svg:y="2.3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0.1cm" svg:height="0.102cm" svg:x="2.6cm" svg:y="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2.65cm" svg:y1="1.6cm" svg:x2="2.65cm" svg:y2="5cm">
          <text:p/>
        </draw:line>
        <draw:line draw:style-name="gr2" draw:text-style-name="P2" draw:layer="layout" svg:x1="2.645cm" svg:y1="2.808cm" svg:x2="3.499cm" svg:y2="5.01cm">
          <text:p/>
        </draw:line>
        <draw:custom-shape draw:style-name="gr7" draw:text-style-name="P4" draw:layer="layout" svg:width="0.17cm" svg:height="0.691cm" svg:x="3.803cm" svg:y="2.45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297cm" svg:y1="3.143cm" svg:x2="4.699cm" svg:y2="3.143cm">
          <text:p/>
        </draw:line>
        <draw:line draw:style-name="gr2" draw:text-style-name="P2" draw:layer="layout" svg:x1="4.311cm" svg:y1="2.455cm" svg:x2="4.696cm" svg:y2="2.455cm">
          <text:p/>
        </draw:line>
        <draw:polyline draw:style-name="gr2" draw:text-style-name="P2" draw:layer="layout" svg:width="0.663cm" svg:height="0.71cm" draw:transform="rotate (-1.18804562183254) translate (4.56122611311979cm 2.3559839193501cm)" svg:viewBox="0 0 664 711" draw:points="190,711 512,711 0,383 581,521 74,195 664,331 152,0 462,47 463,45">
          <text:p/>
        </draw:polyline>
        <draw:path draw:style-name="gr8" draw:text-style-name="P2" draw:layer="layout" svg:width="0.524cm" svg:height="0.183cm" draw:transform="skewX (0.0190240888467382) rotate (-0.052185344634631) translate (2.66507949130181cm 4.19263418131011cm)" svg:viewBox="0 0 525 184" svg:d="M0 184c368-46 488-115 525-184">
          <text:p/>
        </draw:path>
        <draw:line draw:style-name="gr6" draw:text-style-name="P2" draw:layer="layout" svg:x1="1.2cm" svg:y1="2.8cm" svg:x2="5.5cm" svg:y2="2.8cm">
          <text:p/>
        </draw:line>
        <draw:custom-shape draw:style-name="gr9" draw:text-style-name="P5" draw:layer="layout" svg:width="0.091cm" svg:height="0.091cm" svg:x="3.454cm" svg:y="4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0.739cm" svg:height="0.683cm" svg:x="3.382cm" svg:y="4.46cm">
          <draw:text-box>
            <text:p><text:span text:style-name="T1">D</text:span></text:p>
          </draw:text-box>
        </draw:frame>
        <draw:frame draw:style-name="gr10" draw:text-style-name="P6" draw:layer="layout" svg:width="0.671cm" svg:height="0.683cm" svg:x="5.046cm" svg:y="2.27cm">
          <draw:text-box>
            <text:p><text:span text:style-name="T1">x</text:span></text:p>
          </draw:text-box>
        </draw:frame>
        <draw:frame draw:style-name="gr10" draw:text-style-name="P6" draw:layer="layout" svg:width="0.714cm" svg:height="0.683cm" svg:x="2.675cm" svg:y="1.794cm">
          <draw:text-box>
            <text:p><text:span text:style-name="T1">A</text:span></text:p>
          </draw:text-box>
        </draw:frame>
        <draw:frame draw:style-name="gr10" draw:text-style-name="P6" draw:layer="layout" svg:width="0.709cm" svg:height="0.683cm" svg:x="3.795cm" svg:y="1.964cm">
          <draw:text-box>
            <text:p><text:span text:style-name="T1">B</text:span></text:p>
          </draw:text-box>
        </draw:frame>
        <draw:frame draw:style-name="gr10" draw:text-style-name="P6" draw:layer="layout" svg:width="0.599cm" svg:height="0.683cm" svg:x="3.055cm" svg:y="3.847cm">
          <draw:text-box>
            <text:p><text:span text:style-name="T1">l</text:span></text:p>
          </draw:text-box>
        </draw:frame>
        <draw:frame draw:style-name="gr10" draw:text-style-name="P6" draw:layer="layout" svg:width="0.735cm" svg:height="0.683cm" svg:x="2.547cm" svg:y="4.207cm">
          <draw:text-box>
            <text:p><text:span text:style-name="T1">φ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marker draw:name="Arrow" svg:viewBox="0 0 20 30" svg:d="M10 0l-10 30h20z"/>
    <draw:marker draw:name="Small_20_Arrow" draw:display-name="Small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4T13:01:44.031929021</meta:creation-date>
    <dc:date>2017-06-14T13:21:17.575369246</dc:date>
    <meta:editing-duration>PT19M29S</meta:editing-duration>
    <meta:editing-cycles>11</meta:editing-cycles>
    <meta:generator>LibreOffice/5.1.6.2$Linux_X86_64 LibreOffice_project/10m0$Build-2</meta:generator>
    <meta:document-statistic meta:object-count="21"/>
  </office:meta>
</office:document-meta>
</file>